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884" officeooo:paragraph-rsid="000c2884"/>
    </style:style>
    <style:style style:name="P2" style:family="paragraph" style:parent-style-name="Standard">
      <style:text-properties style:text-underline-style="none" officeooo:rsid="000c2884" officeooo:paragraph-rsid="000c28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FUNDAMENTOS CAPA 4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23:15.558000000</meta:creation-date>
    <dc:date>2021-04-24T17:24:04.810000000</dc:date>
    <meta:editing-duration>PT4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" meta:word-count="4" meta:character-count="25" meta:non-whitespace-character-count="22"/>
  </office:meta>
</office:document-meta>
</file>